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20191e" officeooo:paragraph-rsid="0020191e"/>
    </style:style>
    <style:style style:name="P2" style:family="paragraph" style:parent-style-name="Standard">
      <style:paragraph-properties fo:text-align="start" style:justify-single-word="false"/>
      <style:text-properties officeooo:rsid="00213c7f" officeooo:paragraph-rsid="00213c7f"/>
    </style:style>
    <style:style style:name="P3" style:family="paragraph" style:parent-style-name="Standard">
      <style:paragraph-properties fo:text-align="start" style:justify-single-word="false"/>
      <style:text-properties officeooo:rsid="0035e653" officeooo:paragraph-rsid="0035e653"/>
    </style:style>
    <style:style style:name="P4" style:family="paragraph" style:parent-style-name="Standard" style:list-style-name="L1">
      <style:paragraph-properties fo:text-align="start" style:justify-single-word="false"/>
      <style:text-properties fo:font-weight="bold" officeooo:rsid="001cf625" officeooo:paragraph-rsid="001cf625"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425628" officeooo:paragraph-rsid="00425628"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43e6e5" officeooo:paragraph-rsid="0043e6e5" style:font-weight-asian="bold" style:font-weight-complex="bold"/>
    </style:style>
    <style:style style:name="P7" style:family="paragraph" style:parent-style-name="Standard">
      <style:paragraph-properties fo:text-align="start" style:justify-single-word="false"/>
      <style:text-properties fo:font-weight="bold" officeooo:rsid="0043e6e5" officeooo:paragraph-rsid="0043e6e5"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4449e3" officeooo:paragraph-rsid="004449e3" style:font-weight-asian="bold" style:font-weight-complex="bold"/>
    </style:style>
    <style:style style:name="P9" style:family="paragraph" style:parent-style-name="Standard" style:list-style-name="L1">
      <style:paragraph-properties fo:text-align="start" style:justify-single-word="false"/>
      <style:text-properties fo:font-weight="bold" officeooo:rsid="0044b952" officeooo:paragraph-rsid="0044b952" style:font-weight-asian="bold" style:font-weight-complex="bold"/>
    </style:style>
    <style:style style:name="P10" style:family="paragraph" style:parent-style-name="Standard" style:list-style-name="L1">
      <style:paragraph-properties fo:text-align="start" style:justify-single-word="false"/>
      <style:text-properties fo:font-weight="bold" officeooo:rsid="004b85be" officeooo:paragraph-rsid="004b85be" style:font-weight-asian="bold" style:font-weight-complex="bold"/>
    </style:style>
    <style:style style:name="P11" style:family="paragraph" style:parent-style-name="Standard">
      <style:paragraph-properties fo:text-align="start" style:justify-single-word="false"/>
      <style:text-properties fo:font-weight="bold" officeooo:rsid="004b85be" officeooo:paragraph-rsid="004b85be" style:font-weight-asian="bold" style:font-weight-complex="bold"/>
    </style:style>
    <style:style style:name="P12" style:family="paragraph" style:parent-style-name="Standard" style:list-style-name="L1">
      <style:paragraph-properties fo:text-align="start" style:justify-single-word="false"/>
      <style:text-properties fo:font-weight="bold" officeooo:rsid="005937e5" officeooo:paragraph-rsid="005937e5" style:font-weight-asian="bold" style:font-weight-complex="bold"/>
    </style:style>
    <style:style style:name="P13" style:family="paragraph" style:parent-style-name="Standard" style:list-style-name="L1">
      <style:paragraph-properties fo:text-align="start" style:justify-single-word="false"/>
      <style:text-properties fo:font-weight="bold" officeooo:rsid="005b31b6" officeooo:paragraph-rsid="005b31b6" style:font-weight-asian="bold" style:font-weight-complex="bold"/>
    </style:style>
    <style:style style:name="P14" style:family="paragraph" style:parent-style-name="Standard" style:list-style-name="L1">
      <style:paragraph-properties fo:text-align="start" style:justify-single-word="false"/>
      <style:text-properties fo:font-weight="bold" officeooo:rsid="005eb05d" officeooo:paragraph-rsid="005eb05d" style:font-weight-asian="bold" style:font-weight-complex="bold"/>
    </style:style>
    <style:style style:name="P15" style:family="paragraph" style:parent-style-name="Standard" style:list-style-name="L1">
      <style:paragraph-properties fo:text-align="start" style:justify-single-word="false"/>
      <style:text-properties fo:font-weight="bold" officeooo:rsid="0061d929" officeooo:paragraph-rsid="0061d929" style:font-weight-asian="bold" style:font-weight-complex="bold"/>
    </style:style>
    <style:style style:name="P16" style:family="paragraph" style:parent-style-name="Standard" style:list-style-name="L1">
      <style:paragraph-properties fo:text-align="start" style:justify-single-word="false"/>
      <style:text-properties fo:font-weight="bold" officeooo:rsid="0065049f" officeooo:paragraph-rsid="0065049f" style:font-weight-asian="bold" style:font-weight-complex="bold"/>
    </style:style>
    <style:style style:name="P17" style:family="paragraph" style:parent-style-name="Standard" style:list-style-name="L1">
      <style:paragraph-properties fo:text-align="start" style:justify-single-word="false"/>
      <style:text-properties fo:font-weight="bold" officeooo:rsid="00687c2f" officeooo:paragraph-rsid="00687c2f" style:font-weight-asian="bold" style:font-weight-complex="bold"/>
    </style:style>
    <style:style style:name="P18" style:family="paragraph" style:parent-style-name="Standard">
      <style:paragraph-properties fo:text-align="start" style:justify-single-word="false"/>
      <style:text-properties fo:font-weight="bold" officeooo:rsid="00687c2f" officeooo:paragraph-rsid="00687c2f" style:font-weight-asian="bold" style:font-weight-complex="bold"/>
    </style:style>
    <style:style style:name="P19" style:family="paragraph" style:parent-style-name="Standard" style:list-style-name="L1">
      <style:paragraph-properties fo:text-align="start" style:justify-single-word="false"/>
      <style:text-properties fo:font-weight="bold" officeooo:rsid="0069c5f8" officeooo:paragraph-rsid="0069c5f8" style:font-weight-asian="bold" style:font-weight-complex="bold"/>
    </style:style>
    <style:style style:name="P20" style:family="paragraph" style:parent-style-name="Standard" style:list-style-name="L1">
      <style:paragraph-properties fo:text-align="start" style:justify-single-word="false"/>
      <style:text-properties fo:font-weight="bold" officeooo:rsid="006d100e" officeooo:paragraph-rsid="006d100e" style:font-weight-asian="bold" style:font-weight-complex="bold"/>
    </style:style>
    <style:style style:name="P21" style:family="paragraph" style:parent-style-name="Standard" style:list-style-name="L1">
      <style:paragraph-properties fo:text-align="start" style:justify-single-word="false"/>
      <style:text-properties fo:font-weight="bold" officeooo:rsid="007232ca" officeooo:paragraph-rsid="007232ca" style:font-weight-asian="bold" style:font-weight-complex="bold"/>
    </style:style>
    <style:style style:name="P22" style:family="paragraph" style:parent-style-name="Standard" style:list-style-name="L1">
      <style:paragraph-properties fo:text-align="start" style:justify-single-word="false"/>
      <style:text-properties officeooo:rsid="0020191e" officeooo:paragraph-rsid="0020191e"/>
    </style:style>
    <style:style style:name="P23" style:family="paragraph" style:parent-style-name="Standard" style:list-style-name="L1">
      <style:paragraph-properties fo:text-align="start" style:justify-single-word="false"/>
      <style:text-properties officeooo:rsid="00213c7f" officeooo:paragraph-rsid="00213c7f"/>
    </style:style>
    <style:style style:name="P24" style:family="paragraph" style:parent-style-name="Standard" style:list-style-name="L1">
      <style:paragraph-properties fo:text-align="start" style:justify-single-word="false"/>
      <style:text-properties officeooo:rsid="0028abf2" officeooo:paragraph-rsid="0028abf2"/>
    </style:style>
    <style:style style:name="P25" style:family="paragraph" style:parent-style-name="Standard" style:list-style-name="L1">
      <style:paragraph-properties fo:text-align="start" style:justify-single-word="false"/>
      <style:text-properties officeooo:rsid="00272249" officeooo:paragraph-rsid="00272249"/>
    </style:style>
    <style:style style:name="P26" style:family="paragraph" style:parent-style-name="Standard" style:list-style-name="L1">
      <style:paragraph-properties fo:text-align="start" style:justify-single-word="false"/>
      <style:text-properties officeooo:rsid="0035e653" officeooo:paragraph-rsid="0035e653"/>
    </style:style>
    <style:style style:name="P27" style:family="paragraph" style:parent-style-name="Standard" style:list-style-name="L1">
      <style:paragraph-properties fo:text-align="start" style:justify-single-word="false"/>
      <style:text-properties fo:font-weight="normal" officeooo:rsid="00529998" officeooo:paragraph-rsid="00529998" style:font-weight-asian="normal" style:font-weight-complex="normal"/>
    </style:style>
    <style:style style:name="P28" style:family="paragraph" style:parent-style-name="Standard" style:list-style-name="L1">
      <style:paragraph-properties fo:text-align="start" style:justify-single-word="false"/>
      <style:text-properties fo:font-weight="normal" officeooo:rsid="00542e40" officeooo:paragraph-rsid="00542e40" style:font-weight-asian="normal" style:font-weight-complex="normal"/>
    </style:style>
    <style:style style:name="P29" style:family="paragraph" style:parent-style-name="Standard">
      <style:paragraph-properties fo:text-align="start" style:justify-single-word="false"/>
      <style:text-properties fo:font-weight="normal" officeooo:rsid="00542e40" officeooo:paragraph-rsid="00542e40" style:font-weight-asian="normal" style:font-weight-complex="normal"/>
    </style:style>
    <style:style style:name="P30" style:family="paragraph" style:parent-style-name="Standard" style:list-style-name="L1">
      <style:paragraph-properties fo:text-align="start" style:justify-single-word="false"/>
      <style:text-properties fo:font-weight="normal" officeooo:rsid="0069c5f8" officeooo:paragraph-rsid="0069c5f8" style:font-weight-asian="normal" style:font-weight-complex="normal"/>
    </style:style>
    <style:style style:name="P31" style:family="paragraph" style:parent-style-name="Standard" style:list-style-name="L1">
      <style:paragraph-properties fo:text-align="start" style:justify-single-word="false"/>
      <style:text-properties fo:font-weight="normal" officeooo:rsid="006b48d4" officeooo:paragraph-rsid="006b48d4" style:font-weight-asian="normal" style:font-weight-complex="normal"/>
    </style:style>
    <style:style style:name="P32" style:family="paragraph" style:parent-style-name="Standard" style:list-style-name="L1">
      <style:paragraph-properties fo:text-align="start" style:justify-single-word="false"/>
      <style:text-properties fo:font-weight="normal" officeooo:rsid="006e4c70" officeooo:paragraph-rsid="006e4c70" style:font-weight-asian="normal" style:font-weight-complex="normal"/>
    </style:style>
    <style:style style:name="P33" style:family="paragraph" style:parent-style-name="Standard" style:list-style-name="L1">
      <style:paragraph-properties fo:text-align="start" style:justify-single-word="false"/>
      <style:text-properties fo:font-weight="normal" officeooo:rsid="00703c88" officeooo:paragraph-rsid="00703c88" style:font-weight-asian="normal" style:font-weight-complex="normal"/>
    </style:style>
    <style:style style:name="P34" style:family="paragraph" style:parent-style-name="Standard" style:list-style-name="L1">
      <style:paragraph-properties fo:text-align="start" style:justify-single-word="false"/>
      <style:text-properties fo:font-weight="normal" officeooo:rsid="007232ca" officeooo:paragraph-rsid="007232ca" style:font-weight-asian="normal" style:font-weight-complex="normal"/>
    </style:style>
    <style:style style:name="P35" style:family="paragraph" style:parent-style-name="Standard" style:list-style-name="L1">
      <style:paragraph-properties fo:text-align="start" style:justify-single-word="false"/>
      <style:text-properties fo:font-weight="normal" officeooo:rsid="0073994d" officeooo:paragraph-rsid="0073994d" style:font-weight-asian="normal" style:font-weight-complex="normal"/>
    </style:style>
    <style:style style:name="P36" style:family="paragraph" style:parent-style-name="Standard" style:list-style-name="L1">
      <style:paragraph-properties fo:text-align="start" style:justify-single-word="false"/>
      <style:text-properties fo:font-weight="normal" officeooo:rsid="0075473a" officeooo:paragraph-rsid="0075473a" style:font-weight-asian="normal" style:font-weight-complex="normal"/>
    </style:style>
    <style:style style:name="P37" style:family="paragraph" style:parent-style-name="Standard" style:list-style-name="L1">
      <style:paragraph-properties fo:text-align="start" style:justify-single-word="false"/>
      <style:text-properties fo:font-weight="normal" officeooo:rsid="0075fd2b" officeooo:paragraph-rsid="0075fd2b" style:font-weight-asian="normal" style:font-weight-complex="normal"/>
    </style:style>
    <style:style style:name="P38" style:family="paragraph" style:parent-style-name="Standard" style:list-style-name="L1">
      <style:paragraph-properties fo:text-align="start" style:justify-single-word="false"/>
      <style:text-properties fo:font-weight="normal" officeooo:rsid="00764fd1" officeooo:paragraph-rsid="00764fd1" style:font-weight-asian="normal" style:font-weight-complex="normal"/>
    </style:style>
    <style:style style:name="P39" style:family="paragraph" style:parent-style-name="Standard" style:list-style-name="L1">
      <style:paragraph-properties fo:text-align="start" style:justify-single-word="false"/>
      <style:text-properties fo:font-weight="normal" officeooo:rsid="0077b7e3" officeooo:paragraph-rsid="0077b7e3" style:font-weight-asian="normal" style:font-weight-complex="normal"/>
    </style:style>
    <style:style style:name="P40" style:family="paragraph" style:parent-style-name="Standard" style:list-style-name="L1">
      <style:paragraph-properties fo:text-align="start" style:justify-single-word="false"/>
      <style:text-properties fo:font-weight="normal" officeooo:rsid="0078c07d" officeooo:paragraph-rsid="0078c07d" style:font-weight-asian="normal" style:font-weight-complex="normal"/>
    </style:style>
    <style:style style:name="T1" style:family="text">
      <style:text-properties officeooo:rsid="0021e777"/>
    </style:style>
    <style:style style:name="T2" style:family="text">
      <style:text-properties officeooo:rsid="0024e73a"/>
    </style:style>
    <style:style style:name="T3" style:family="text">
      <style:text-properties officeooo:rsid="002a5956"/>
    </style:style>
    <style:style style:name="T4" style:family="text">
      <style:text-properties officeooo:rsid="002bdf36"/>
    </style:style>
    <style:style style:name="T5" style:family="text">
      <style:text-properties officeooo:rsid="002cb6f6"/>
    </style:style>
    <style:style style:name="T6" style:family="text">
      <style:text-properties officeooo:rsid="002f006d"/>
    </style:style>
    <style:style style:name="T7" style:family="text">
      <style:text-properties officeooo:rsid="003021ac"/>
    </style:style>
    <style:style style:name="T8" style:family="text">
      <style:text-properties officeooo:rsid="0037285d"/>
    </style:style>
    <style:style style:name="T9" style:family="text">
      <style:text-properties officeooo:rsid="003896a4"/>
    </style:style>
    <style:style style:name="T10" style:family="text">
      <style:text-properties officeooo:rsid="003bbc3c"/>
    </style:style>
    <style:style style:name="T11" style:family="text">
      <style:text-properties officeooo:rsid="0040e97e"/>
    </style:style>
    <style:style style:name="T12" style:family="text">
      <style:text-properties fo:font-weight="normal" style:font-weight-asian="normal" style:font-weight-complex="normal"/>
    </style:style>
    <style:style style:name="T13" style:family="text">
      <style:text-properties fo:font-weight="normal" officeooo:rsid="004bb9c4" style:font-weight-asian="normal" style:font-weight-complex="normal"/>
    </style:style>
    <style:style style:name="T14" style:family="text">
      <style:text-properties fo:font-weight="normal" officeooo:rsid="004ec69e" style:font-weight-asian="normal" style:font-weight-complex="normal"/>
    </style:style>
    <style:style style:name="T15" style:family="text">
      <style:text-properties fo:font-weight="normal" officeooo:rsid="0050f7d2" style:font-weight-asian="normal" style:font-weight-complex="normal"/>
    </style:style>
    <style:style style:name="T16" style:family="text">
      <style:text-properties fo:font-weight="normal" officeooo:rsid="00542e40" style:font-weight-asian="normal" style:font-weight-complex="normal"/>
    </style:style>
    <style:style style:name="T17" style:family="text">
      <style:text-properties fo:font-weight="normal" officeooo:rsid="006539b7" style:font-weight-asian="normal" style:font-weight-complex="normal"/>
    </style:style>
    <style:style style:name="T18" style:family="text">
      <style:text-properties fo:font-weight="normal" officeooo:rsid="0066d25b" style:font-weight-asian="normal" style:font-weight-complex="normal"/>
    </style:style>
    <style:style style:name="T19" style:family="text">
      <style:text-properties fo:font-weight="normal" officeooo:rsid="006d100e" style:font-weight-asian="normal" style:font-weight-complex="normal"/>
    </style:style>
    <style:style style:name="T20" style:family="text">
      <style:text-properties officeooo:rsid="0048f547"/>
    </style:style>
    <style:style style:name="T21" style:family="text">
      <style:text-properties officeooo:rsid="004ec69e"/>
    </style:style>
    <style:style style:name="T22" style:family="text">
      <style:text-properties officeooo:rsid="0073b5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63025669050191559" text:style-name="L1">
        <text:list-item>
          <text:p text:style-name="P4">Datorspråket</text:p>
          <text:list>
            <text:list-item>
              <text:p text:style-name="P4">Verkar språket uppfylla de krav som språket har tänkts användas till?</text:p>
              <text:list>
                <text:list-header>
                  <text:p text:style-name="P22">Ja, <text:span text:style-name="T10">eftersom tanken var att språket skulle vara ”väldigt grundläggande” men även innehålla mer komplicerade saker. Detta uppfylls på ett bra sätt med hjälp av ett simpelt syntax, och med mer komplicerade saker så som klasser.</text:span></text:p>
                </text:list-header>
              </text:list>
            </text:list-item>
          </text:list>
        </text:list-item>
      </text:list>
      <text:p text:style-name="P1"><text:tab/></text:p>
      <text:p text:style-name="P1"><text:tab/><text:tab/><text:span text:style-name="T11">Det lär även ut syntax för mer ”komplicerade” språk, eftersom det efterliknar de <text:tab/><text:tab/><text:tab/>mycket vid klassfunktionsanrop och dylikt.</text:span></text:p>
      <text:list xml:id="list135422249507292" text:continue-numbering="true" text:style-name="L1">
        <text:list-item>
          <text:list>
            <text:list-item>
              <text:p text:style-name="P4">Egna synpunkter på språket. Dess syntax och semantik.</text:p>
              <text:list>
                <text:list-header>
                  <text:p text:style-name="P23">Variabeltypsdeklarationer är onödiga, då man kan skriva t.ex. ”het var = ”hej”;”. <text:span text:style-name="T1">Skulle kunna göra som JavaScript och bara ha ett ”var”-nyckelord.</text:span></text:p>
                  <text:p text:style-name="P24">Eventuellt att man skulle ”binda om” variabeln vid typbyte.</text:p>
                </text:list-header>
              </text:list>
            </text:list-item>
          </text:list>
        </text:list-item>
      </text:list>
      <text:p text:style-name="P2"/>
      <text:p text:style-name="P2"><text:tab/><text:tab/>”<text:span text:style-name="T2">het”-typen är lite dåligt ordval i ett svenskbaserat språk, då det är ett svenskt ord <text:tab/><text:tab/>med en annan betydelse. Skulle kunna använda sig av ”hel” eller liknande istället.</text:span></text:p>
      <text:p text:style-name="P2"/>
      <text:p text:style-name="P2"><text:tab/><text:tab/><text:span text:style-name="T3">Behållare.lägg_till tar in godtyckligt många parametrar, men en användarskriven <text:tab/><text:tab/>funktion verkar inte kunna göra detta. Lite inkonsekvent.</text:span></text:p>
      <text:p text:style-name="P2"/>
      <text:p text:style-name="P2"><text:tab/><text:tab/>”<text:span text:style-name="T4">0 blir 7,7</text:span>” <text:span text:style-name="T5">blir inte tydligt att det är från index 0 och uppåt. Borde vara i en insert-<text:tab/><text:tab/>funktion.</text:span></text:p>
      <text:p text:style-name="P2"/>
      <text:p text:style-name="P2"><text:tab/><text:tab/><text:span text:style-name="T6">Verkar inte kunna använda egen klass som parameter.</text:span></text:p>
      <text:list xml:id="list135422851812952" text:continue-numbering="true" text:style-name="L1">
        <text:list-item>
          <text:list>
            <text:list-item>
              <text:p text:style-name="P4">Användarhandledningen, är den bra?</text:p>
              <text:list>
                <text:list-header>
                  <text:p text:style-name="P25">Användarhandledningen är väldigt välskriven. <text:span text:style-name="T7">Den är snyggt uppdelad, med klara referenser till figurer (och exempel i dem). Att ha ”//” för kommentarer i själva koden i figuren är lite inkonsekvent mot vad språket använder som kommentarer, vilket kan göra läsningen av exempel lite otydligt till att börja med.</text:span></text:p>
                  <text:p text:style-name="P26">Även bra användning av kapiteluppdelning <text:span text:style-name="T8">genom att berätta att en viss del pratas om i ett visst kapitel.</text:span></text:p>
                </text:list-header>
              </text:list>
            </text:list-item>
          </text:list>
        </text:list-item>
      </text:list>
      <text:p text:style-name="P3"><text:tab/><text:tab/></text:p>
      <text:p text:style-name="P3"><text:tab/><text:tab/><text:span text:style-name="T9">Handledningen är väl anpassad för målgruppen, med tanke på svårighet av exempel, <text:tab/><text:tab/>och förklaringar för de exemplen.</text:span></text:p>
      <text:list xml:id="list135422340874958" text:continue-numbering="true" text:style-name="L1">
        <text:list-item>
          <text:p text:style-name="P4">Språkbeskrivning</text:p>
          <text:list>
            <text:list-item>
              <text:p text:style-name="P5"><text:span text:style-name="T20">Är </text:span>BNF-<text:span text:style-name="T20">g</text:span>rammatiken <text:span text:style-name="T20">bra?</text:span></text:p>
              <text:list>
                <text:list-header>
                  <text:p text:style-name="P10"><text:span text:style-name="T12">Allt är benämnt för den saken den representerar, dvs. ”datatyp” refererar till </text:span><text:span text:style-name="T13">alla namnen på de olika datatyperna.</text:span></text:p>
                </text:list-header>
              </text:list>
            </text:list-item>
          </text:list>
        </text:list-item>
      </text:list>
      <text:p text:style-name="P11"/>
      <text:p text:style-name="P11"><text:span text:style-name="T13"><text:tab/><text:tab/></text:span><text:span text:style-name="T14">Dock är allt skrivet på svenska, och väldigt ofta med särskrivning. Det spelar ingen <text:tab/><text:tab/>större roll för läsbarheten, och förenklar att se vad för typ av sak man kollar på <text:tab/><text:tab/><text:tab/>(”faktor_</text:span><text:span text:style-name="T21">uttryck</text:span><text:span text:style-name="T14">”), men kan tålas att tas upp.</text:span></text:p>
      <text:list xml:id="list135422247346726" text:continue-numbering="true" text:style-name="L1">
        <text:list-item>
          <text:list>
            <text:list-item>
              <text:p text:style-name="P6">Överensstämmer BNF med dokumentation?</text:p>
            </text:list-item>
          </text:list>
        </text:list-item>
      </text:list>
      <text:p text:style-name="P7"><text:tab/><text:tab/><text:span text:style-name="T15">Vad vi kan se, ja. </text:span><text:span text:style-name="T16">Det enda som skiljer sig är att det i dokumentet står att variabel, <text:tab/><text:tab/>funktion och klassnamn bara kan innehålla bokstäver och inte specialtecken eller <text:tab/><text:tab/>siffror, <text:tab/>men det går att skapa en funktion med en siffra i namnet, och att ha <text:tab/><text:tab/><text:tab/>variabelnamn med understreck.</text:span></text:p>
      <text:list xml:id="list135421070068065" text:continue-numbering="true" text:style-name="L1">
        <text:list-item>
          <text:list>
            <text:list-item>
              <text:p text:style-name="P8">Saker i dokumentation som inte är i BNF och vice versa?</text:p>
              <text:list>
                <text:list-header>
                  <text:p text:style-name="P27">Inte vad vi har sett.</text:p>
                </text:list-header>
              </text:list>
            </text:list-item>
            <text:list-item>
              <text:p text:style-name="P9">Är systembeskrivningen bra?</text:p>
              <text:list>
                <text:list-header>
                  <text:p text:style-name="P28">Ja, den beskriver bra.</text:p>
                </text:list-header>
              </text:list>
            </text:list-item>
          </text:list>
        </text:list-item>
      </text:list>
      <text:p text:style-name="P29"/>
      <text:list xml:id="list135422172882150" text:continue-numbering="true" text:style-name="L1">
        <text:list-item>
          <text:p text:style-name="P4"><text:soft-page-break/>Implementering</text:p>
          <text:list>
            <text:list-item>
              <text:p text:style-name="P12">Är det implementerade systemet bra?</text:p>
              <text:list>
                <text:list-header>
                  <text:p text:style-name="P14"><text:span text:style-name="T12">Ja, systemet är väl uppbyggt. Val av att använda noder var ett bra val. </text:span></text:p>
                </text:list-header>
              </text:list>
            </text:list-item>
            <text:list-item>
              <text:p text:style-name="P13">Bra användning av verktyg?</text:p>
              <text:list>
                <text:list-header>
                  <text:p text:style-name="P15"><text:span text:style-name="T12">Ja, det är en bra användning av RDParse. Vad vi ser har inget annat verktyg använts.</text:span></text:p>
                </text:list-header>
              </text:list>
            </text:list-item>
          </text:list>
        </text:list-item>
        <text:list-item>
          <text:p text:style-name="P4">Metoder</text:p>
          <text:list>
            <text:list-item>
              <text:p text:style-name="P16">Bra val av metoder och algoritmer?</text:p>
              <text:list>
                <text:list-header>
                  <text:p text:style-name="P16"><text:span text:style-name="T12">Ja. </text:span><text:span text:style-name="T17">De använda metoderna är väl implementerade, </text:span><text:span text:style-name="T18">och bidrar till ett effektivt system.</text:span></text:p>
                </text:list-header>
              </text:list>
            </text:list-item>
          </text:list>
        </text:list-item>
        <text:list-item>
          <text:p text:style-name="P4">Koden för implementeringen</text:p>
          <text:list>
            <text:list-item>
              <text:p text:style-name="P4">Kan man särskilja de olika delarna som programmet består utav?</text:p>
              <text:list>
                <text:list-header>
                  <text:p text:style-name="P30">Ja, med hjälp av tomma rader och uppdelning av kod i filer.</text:p>
                </text:list-header>
              </text:list>
            </text:list-item>
            <text:list-item>
              <text:p text:style-name="P17">Stämmer BNF med BNF i RDParse?</text:p>
              <text:list>
                <text:list-header>
                  <text:p text:style-name="P31">Ja, vad vi kan se så stämmer det bra.</text:p>
                </text:list-header>
              </text:list>
            </text:list-item>
            <text:list-item>
              <text:p text:style-name="P17">Är koden läsbar och förståelig för dig som läsare? </text:p>
            </text:list-item>
          </text:list>
        </text:list-item>
      </text:list>
      <text:p text:style-name="P18"><text:tab/><text:tab/><text:span text:style-name="T19">Ja, koden är lättförståelig. Bra kommentering där det behövs. Va e jemforelse.</text:span></text:p>
      <text:list xml:id="list135421620185755" text:continue-numbering="true" text:style-name="L1">
        <text:list-item>
          <text:list>
            <text:list-item>
              <text:p text:style-name="P19">Vad var bra?</text:p>
              <text:list>
                <text:list-header>
                  <text:p text:style-name="P20"><text:span text:style-name="T12">Vi tyckte att det var bra användning av noder.</text:span></text:p>
                </text:list-header>
              </text:list>
            </text:list-item>
            <text:list-item>
              <text:p text:style-name="P19">Vad var mindre bra?</text:p>
              <text:list>
                <text:list-header>
                  <text:p text:style-name="P32">Det finns inga beskrivande kommentarer i BNF-grammatiken.</text:p>
                </text:list-header>
              </text:list>
            </text:list-item>
            <text:list-item>
              <text:p text:style-name="P19">Har Ruby använts på ett bra sätt?</text:p>
              <text:list>
                <text:list-header>
                  <text:p text:style-name="P33">Ja, bra användning av globala klassvariabler, och även scopes.</text:p>
                </text:list-header>
              </text:list>
            </text:list-item>
          </text:list>
        </text:list-item>
        <text:list-item>
          <text:p text:style-name="P4">Code Complete</text:p>
          <text:list>
            <text:list-item>
              <text:p text:style-name="P21">Kodstandard</text:p>
              <text:list>
                <text:list-header>
                  <text:p text:style-name="P34">De har använt en bra kodstandard så som är beskrivet i dokumentationen.</text:p>
                </text:list-header>
              </text:list>
            </text:list-item>
            <text:list-item>
              <text:p text:style-name="P21">Aspekter som uppfyller krav</text:p>
              <text:list>
                <text:list-header>
                  <text:p text:style-name="P35">Vi hittade inget som fluktuerade mot deras givna kodstandard.</text:p>
                </text:list-header>
              </text:list>
            </text:list-item>
          </text:list>
        </text:list-item>
        <text:list-item>
          <text:p text:style-name="P4">Testkörning</text:p>
          <text:list>
            <text:list-item>
              <text:p text:style-name="P4">Var det lätt att komma igång med systemet?</text:p>
              <text:list>
                <text:list-header>
                  <text:p text:style-name="P36">Ja, användarhandledningen gav bra instruktioner för installation av systemet.</text:p>
                </text:list-header>
              </text:list>
            </text:list-item>
            <text:list-item>
              <text:p text:style-name="P4">Är det lätt att skriva program i språket? <text:span text:style-name="T22">Hjälper användarhandledningen?</text:span></text:p>
              <text:list>
                <text:list-header>
                  <text:p text:style-name="P37">Ja, användarhandledningen gav bra, generella instruktioner och bra kodexempel.</text:p>
                </text:list-header>
              </text:list>
            </text:list-item>
            <text:list-item>
              <text:p text:style-name="P4">Visade egna testkörningar på några problem?</text:p>
              <text:list>
                <text:list-header>
                  <text:p text:style-name="P38">Ja, till exempel så hittade vi att typen vid variabeldeklarering inte har någon betydelse.</text:p>
                  <text:p text:style-name="P38">Programmet skriver även ut ”egna klasser” när man försöker ha en egenskapad klass som parameter.</text:p>
                  <text:p text:style-name="P38">Som parameter heter ”flt” ”ftl”.</text:p>
                  <text:p text:style-name="P39">Felkastning vid utskrivning skriver fortfarande ut. ”kskriv func(5);” blir:</text:p>
                  <text:list>
                    <text:list-header>
                      <text:p text:style-name="P39">”niLang börjar</text:p>
                      <text:p text:style-name="P39">funktionen fanns inte</text:p>
                      <text:p text:style-name="P39">”</text:p>
                    </text:list-header>
                  </text:list>
                </text:list-header>
              </text:list>
            </text:list-item>
            <text:list-item>
              <text:p text:style-name="P4">Finns oklarheter i konstruktioner, vad som borde hända? </text:p>
              <text:list>
                <text:list-header>
                  <text:p text:style-name="P40">Nej, inget som inte är förklarat i dokumentationen.</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09:21:08.434227023</meta:creation-date>
    <meta:generator>LibreOffice/4.2.7.2$Linux_X86_64 LibreOffice_project/420m0$Build-2</meta:generator>
    <dc:date>2015-05-13T13:54:21.011385198</dc:date>
    <meta:editing-duration>PT2H13M18S</meta:editing-duration>
    <meta:editing-cycles>93</meta:editing-cycles>
    <meta:document-statistic meta:table-count="0" meta:image-count="0" meta:object-count="0" meta:page-count="2" meta:paragraph-count="68" meta:word-count="752" meta:character-count="4484" meta:non-whitespace-character-count="3808"/>
  </office:meta>
</office:document-meta>
</file>